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2.2333in" fo:keep-together="auto"/>
    </style:style>
    <style:style style:name="Table2" style:family="table">
      <style:table-properties style:width="6.6931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3.3458in"/>
    </style:style>
    <style:style style:name="Table2.B" style:family="table-column">
      <style:table-column-properties style:column-width="3.3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2.2333in" fo:keep-together="auto"/>
    </style:style>
    <style:style style:name="Table3" style:family="table">
      <style:table-properties style:width="6.6931in" fo:margin-left="-0.0347in" fo:margin-top="0in" fo:margin-bottom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34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4" style:family="table-row">
      <style:table-row-properties style:min-row-height="2.2333in" fo:keep-together="auto"/>
    </style:style>
    <style:style style:name="P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Test 1: vytvorenie noveho uzivatela</text:span>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Vstupne podmienky</text:span></text:p>
          </table:table-cell>
          <table:table-cell table:style-name="Table1.B1" office:value-type="string">
            <text:p text:style-name="P3"><text:span text:style-name="T1">Pouzivatel sa nachadza na obrazovke prihlaseni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Vystupne podmienky</text:span></text:p>
          </table:table-cell>
          <table:table-cell table:style-name="Table1.B1" office:value-type="string">
            <text:p text:style-name="P3"><text:span text:style-name="T1">Do databazy sa ulozia jeho prihlasovacie udaje, ktorimy sa nasledne bude moct prihlasit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1">Postup:</text:span></text:p>
          </table:table-cell>
          <table:table-cell table:style-name="Table1.B1" office:value-type="string">
            <text:p text:style-name="P3"><text:span text:style-name="T1">1. pouzivatel napise svoje prihlasovacie udaje (mail a heslo)</text:span></text:p>
            <text:p text:style-name="P4"/>
            <text:p text:style-name="P3"><text:span text:style-name="T1">2. Nasledne stalci tlacidlo Sign up na spodku obrzovky</text:span></text:p>
            <text:p text:style-name="P4"/>
            <text:p text:style-name="P3"><text:span text:style-name="T1">3. Nasledne mu bude oznamene ci registracia bola uspesna/neuspesna</text:span></text:p>
            <text:p text:style-name="P4"/>
            <text:p text:style-name="P3"><text:span text:style-name="T1">4. Moze sa prihlasit do aplikacie svojimi udajmi ktore zada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Vysledok: PASS/FAIL</text:span>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>Juraj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Test 2: Pridanie jedla do jedalnicku</text:span>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<text:span text:style-name="T1">Vstupne podmienky</text:span></text:p>
          </table:table-cell>
          <table:table-cell table:style-name="Table2.B1" office:value-type="string">
            <text:p text:style-name="P3"><text:span text:style-name="T1">Pouzivatel sa nachadza na obrazovke Nutritio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Vystupne podmienky</text:span></text:p>
          </table:table-cell>
          <table:table-cell table:style-name="Table2.B1" office:value-type="string">
            <text:p text:style-name="P3"><text:span text:style-name="T1">Inkrementuje sa mu hodnota total, protein, carbohydrates, fats, fibers, water v zavislosti od nutricnych hodnot jedla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Postup:</text:span></text:p>
          </table:table-cell>
          <table:table-cell table:style-name="Table2.B1" office:value-type="string">
            <text:p text:style-name="P3"><text:span text:style-name="T1">1. pouzivatel na obrazovke nutrition stalci tlacidlo + ktore ho presmeruje na obrazovku Meals</text:span></text:p>
            <text:p text:style-name="P3"><text:span text:style-name="T1">2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Vysledok: PASS/FAIL</text:span></text:p>
          </table:table-cell>
          <table:table-cell table:style-name="Table2.B1" office:value-type="string">
            <text:p text:style-name="P4"/>
          </table:table-cell>
        </table:table-row>
      </table:table>
      <text:p text:style-name="Standard">Juraj</text:p>
      <text:p text:style-name="Standard"/>
      <text:p text:style-name="Standard"/>
      <text:p text:style-name="Standard"/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Test 3: prihlásenie ako registrovaný používateľ</text:p>
          </table:table-cell>
          <table:table-cell table:style-name="Table3.B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Vstupne podmienky</text:p>
          </table:table-cell>
          <table:table-cell table:style-name="Table3.B1" office:value-type="string">
            <text:p text:style-name="P2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2">Vystupne podmienky</text:p>
          </table:table-cell>
          <table:table-cell table:style-name="Table3.B1" office:value-type="string">
            <text:p text:style-name="P2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2">Postup:</text:p>
          </table:table-cell>
          <table:table-cell table:style-name="Table3.B1" office:value-type="string">
            <text:p text:style-name="P2">1. pouzivatel napise svoje prihlasovacie udaje (mail a heslo)</text:p>
            <text:p text:style-name="P2"/>
            <text:p text:style-name="P2">2. Nasledne stalci tlacidlo Sign in na spodku obrazovky</text:p>
            <text:p text:style-name="P2"/>
            <text:p text:style-name="P2">3. Uvidi Obrazovku Home</text:p>
          </table:table-cell>
        </table:table-row>
        <table:table-row table:style-name="Table3.1">
          <table:table-cell table:style-name="Table3.A1" office:value-type="string">
            <text:p text:style-name="P2">Vysledok: PASS/FAIL</text:p>
          </table:table-cell>
          <table:table-cell table:style-name="Table3.B1" office:value-type="string">
            <text:p text:style-name="P2"/>
          </table:table-cell>
        </table:table-row>
      </table:table>
      <text:p text:style-name="Standard"><text:soft-page-break/>Arte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33" meta:word-count="178" meta:character-count="1258" meta:non-whitespace-character-count="1113"/>
    <meta:generator>LibreOfficeDev/6.0.5.2$Linux_X86_64 LibreOffice_project/</meta:generator>
  </office:meta>
</office:document-meta>
</file>